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2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LORD GIVES DAVID THE DESIRES OF HIS HEART (21:2-12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LORD GIVES DAVID THE DESIRES OF HIS HEART (21:2-12)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Regarding David (21:2-6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Regarding David (21:2-6)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Prosperity, success, and a crown of gold (21:3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Long life (21:4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Honor, splendor, and majesty (21:5)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Joy in the Lord's presence (21:6)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THE LORD GIVES DAVID THE DESIRES OF HIS HEART (21:2-12).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Regarding David (21:2-6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Regarding David's enemies (21:7-12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PSALM 21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THE LORD GIVES DAVID THE DESIRES OF HIS HEART (21:2-12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DAVID GIVES THE LORD THE DEVOTION OF HIS HEART (21:1, 13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21 </dc:title>
    <meta:initial-creator>David STRICKLAND</meta:initial-creator>
    <dc:creator>David STRICKLAND</dc:creator>
    <meta:creation-date>2020-02-22T17:37:43Z</meta:creation-date>
    <dc:date>2020-02-22T17:37:43Z</dc:date>
    <meta:template xlink:href="BibleStudy" xlink:type="simple"/>
    <meta:editing-cycles>1</meta:editing-cycles>
    <meta:editing-duration>PT0S</meta:editing-duration>
    <meta:document-statistic meta:paragraph-count="15" meta:word-count="129"/>
  </office:meta>
</office:document-meta>
</file>